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cm" fo:margin-bottom="0.499cm" style:contextual-spacing="false"/>
      <style:text-properties officeooo:paragraph-rsid="001e2850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lizar el diseño conceptual de una B.D. para gestionar la información sobre los empleados de una empresa, a partir de las siguientes condiciones:<text:line-break/>Para cada <text:span text:style-name="T1">empleado</text:span> dispondremos de su <text:span text:style-name="T2">DNI, nombre, fecha de nacimiento, salario y </text:span><text:span text:style-name="T3">Departamento</text:span> en el que trabaja. De cada <text:span text:style-name="T1">Dpto</text:span>. sabremos su <text:span text:style-name="T2">nombre, el nº del despacho</text:span> en el que se ubica y conoceremos cuál es el <text:span text:style-name="T2">Jefe</text:span> de dicho Dpto.<text:line-break/><text:line-break/>A) Realizad diagrama E/R</text:p>
      <text:p text:style-name="P1"/>
      <text:p text:style-name="P1"><text:line-break/>B) Crear la estructura de tablas normalizadas.</text:p>
      <text:p text:style-name="P1"/>
      <text:p text:style-name="P1">C) Responder a las siguientes consultas.</text:p>
      <text:list text:style-name="L1">
        <text:list-item>
          <text:p text:style-name="P2">Emitir un <text:span text:style-name="T2">listado</text:span> de usuarios ordenados alfabeticamente.</text:p>
        </text:list-item>
        <text:list-item>
          <text:p text:style-name="P2">Emitir un <text:span text:style-name="T2">listado </text:span>con el número de empleados por departamento.</text:p>
        </text:list-item>
        <text:list-item>
          <text:p text:style-name="P2">Emitir un <text:span text:style-name="T2">listado </text:span>con el número de empleados del departamente de ventas.</text:p>
        </text:list-item>
        <text:list-item>
          <text:p text:style-name="P3">Emitir un listado con el salario medio de cada departamento.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>Material adjunto de repaso:<text:line-break/>En esta actividad reforzaremos el trabajo con BD para poder abordar con garantías las próximas unidades de este curso.<text:line-break/>El diseño de una Base de Datos puede verse en tres etapas:<text:line-break/>1.- Diseño Conceptual (Modelo o Diagrama E/R para BD Relacionales.)<text:line-break/>- Documentación adjunta.<text:line-break/>- Referencias al E/R teniendo en cuenta varias metodologías:<text:line-break/><text:a xlink:type="simple" xlink:href="https://slideplayer.es/slide/1556764/" office:target-frame-name="_blank" xlink:show="new" text:style-name="Internet_20_link" text:visited-style-name="Visited_20_Internet_20_Link">https://slideplayer.es/slide/1556764/</text:a><text:line-break/>2.- Diseño Lógico ( Modelo Relacional).<text:line-break/>3.- Diseño Físico (BD concreta y especificaciones dependientes y de rendimiento)<text:line-break/>Adjunto los documentos que nos van a ayudar a dicho refuerzo </text:p>
      <text:p text:style-name="Text_20_body"/>
      <text:p text:style-name="Text_20_body"><text:a xlink:type="simple" xlink:href="https://slideplayer.es/slide/1556764/" text:style-name="Internet_20_link" text:visited-style-name="Visited_20_Internet_20_Link">https://slideplayer.es/slide/1556764/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9-19T12:11:32.074000000</meta:creation-date>
    <dc:date>2025-09-22T13:30:12.702400200</dc:date>
    <meta:editing-duration>PT42M25S</meta:editing-duration>
    <meta:editing-cycles>3</meta:editing-cycles>
    <meta:generator>LibreOffice/25.8.1.1$Windows_X86_64 LibreOffice_project/54047653041915e595ad4e45cccea684809c77b5</meta:generator>
    <meta:document-statistic meta:table-count="0" meta:image-count="0" meta:object-count="0" meta:page-count="1" meta:paragraph-count="9" meta:word-count="212" meta:character-count="1362" meta:non-whitespace-character-count="1160"/>
  </office:meta>
</office:document-meta>
</file>